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document.</text:p>
      <text:p text:style-name="Normal">This document contains secrets.</text:p>
      <text:p text:style-name="Normal">For example,</text:p>
      <text:p text:style-name="Normal">Password =<text:s/>123ab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yssa A Schaeffer</meta:initial-creator>
    <dc:creator>Alyssa A Schaeffer</dc:creator>
    <meta:creation-date>2021-11-12T19:56:00Z</meta:creation-date>
    <dc:date>2021-11-12T19:56:00Z</dc:date>
    <meta:template xlink:href="Normal.dotm" xlink:type="simple"/>
    <meta:editing-cycles>2</meta:editing-cycles>
    <meta:editing-duration>PT0S</meta:editing-duration>
    <meta:document-statistic meta:page-count="1" meta:paragraph-count="1" meta:word-count="12" meta:character-count="82" meta:row-count="1" meta:non-whitespace-character-count="71"/>
  </office:meta>
</office:document-meta>
</file>